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gousse d'ail == 1/8 ail en poudre</text:p>
      <text:p text:style-name="P1">1 oignon moyen == 1 tasse oignon coupé == 1 c. à thé onion en poudre == 3 c. à thé d'onion en floc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9:06:15.710124793</meta:creation-date>
    <meta:generator>LibreOffice/6.4.6.2$Linux_X86_64 LibreOffice_project/40$Build-2</meta:generator>
    <dc:date>2021-03-24T09:08:47.861759043</dc:date>
    <meta:editing-duration>PT2M30S</meta:editing-duration>
    <meta:editing-cycles>4</meta:editing-cycles>
    <meta:document-statistic meta:table-count="0" meta:image-count="0" meta:object-count="0" meta:page-count="1" meta:paragraph-count="2" meta:word-count="32" meta:character-count="136" meta:non-whitespace-character-count="106"/>
  </office:meta>
</office:document-meta>
</file>